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1208in" fo:margin-left="0.064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9924in"/>
    </style:style>
    <style:style style:name="Table2.B" style:family="table-column">
      <style:table-column-properties style:column-width="3.1285in"/>
    </style:style>
    <style:style style:name="Table2.1" style:family="table-row">
      <style:table-row-properties style:min-row-height="0.2292in"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="0in" fo:border-left="0.5pt solid #000001" fo:border-right="none" fo:border-top="0.5pt solid #000001" fo:border-bottom="0.5pt solid #000001" style:writing-mode="page">
        <style:background-image/>
      </style:table-cell-properties>
    </style:style>
    <style:style style:name="Table2.B1" style:family="table-cell">
      <style:table-cell-properties style:vertical-align="" fo:background-color="#ffffff" fo:padding="0in" fo:border="0.5pt solid #000001" style:writing-mode="page">
        <style:background-image/>
      </style:table-cell-properties>
    </style:style>
    <style:style style:name="Table2.2" style:family="table-row">
      <style:table-row-properties style:min-row-height="0.5417in" fo:keep-together="always"/>
    </style:style>
    <style:style style:name="Table2.A2" style:family="table-cell">
      <style:table-cell-properties fo:background-color="#ffffff" fo:padding="0in" fo:border-left="0.5pt solid #000001" fo:border-right="0.5pt solid #000001" fo:border-top="none" fo:border-bottom="0.5pt solid #000001">
        <style:background-image/>
      </style:table-cell-properties>
    </style:style>
    <style:style style:name="Table2.B2" style:family="table-cell">
      <style:table-cell-properties fo:background-color="#ffffff" fo:padding="0in" fo:border="0.5pt solid #000001">
        <style:background-image/>
      </style:table-cell-properties>
    </style:style>
    <style:style style:name="Table3" style:family="table">
      <style:table-properties style:width="6.1208in" fo:margin-left="0.064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9924in"/>
    </style:style>
    <style:style style:name="Table3.B" style:family="table-column">
      <style:table-column-properties style:column-width="3.1285in"/>
    </style:style>
    <style:style style:name="Table3.1" style:family="table-row">
      <style:table-row-properties style:min-row-height="0.2292in" fo:background-color="transparent" fo:keep-together="always">
        <style:background-image/>
      </style:table-row-properties>
    </style:style>
    <style:style style:name="Table3.A1" style:family="table-cell">
      <style:table-cell-properties style:vertical-align="" fo:background-color="#ffffff" fo:padding="0in" fo:border-left="0.5pt solid #000001" fo:border-right="none" fo:border-top="0.5pt solid #000001" fo:border-bottom="0.5pt solid #000001" style:writing-mode="page">
        <style:background-image/>
      </style:table-cell-properties>
    </style:style>
    <style:style style:name="Table3.B1" style:family="table-cell">
      <style:table-cell-properties style:vertical-align="" fo:background-color="#ffffff" fo:padding="0in" fo:border="0.5pt solid #000001" style:writing-mode="page">
        <style:background-image/>
      </style:table-cell-properties>
    </style:style>
    <style:style style:name="Table3.2" style:family="table-row">
      <style:table-row-properties style:min-row-height="0.7222in" fo:keep-together="always"/>
    </style:style>
    <style:style style:name="Table3.A2" style:family="table-cell">
      <style:table-cell-properties fo:background-color="#ffffff" fo:padding="0in" fo:border-left="0.5pt solid #000001" fo:border-right="none" fo:border-top="none" fo:border-bottom="0.5pt solid #000001">
        <style:background-image/>
      </style:table-cell-properties>
    </style:style>
    <style:style style:name="Table3.B2" style:family="table-cell">
      <style:table-cell-properties fo:background-color="#ffffff" fo:padding="0in" fo:border-left="0.5pt solid #000001" fo:border-right="0.5pt solid #000001" fo:border-top="none" fo:border-bottom="0.5pt solid #000001">
        <style:background-image/>
      </style:table-cell-properties>
    </style:style>
    <style:style style:name="Table4" style:family="table">
      <style:table-properties style:width="6.1271in" fo:margin-left="0.0556in" fo:margin-top="0in" fo:margin-bottom="0in" table:align="left" style:writing-mode="lr-tb"/>
    </style:style>
    <style:style style:name="Table4.A" style:family="table-column">
      <style:table-column-properties style:column-width="3.0021in"/>
    </style:style>
    <style:style style:name="Table4.B" style:family="table-column">
      <style:table-column-properties style:column-width="3.125in"/>
    </style:style>
    <style:style style:name="Table4.1" style:family="table-row">
      <style:table-row-properties style:min-row-height="0.2292in" fo:keep-together="always"/>
    </style:style>
    <style:style style:name="Table4.A1" style:family="table-cell">
      <style:table-cell-properties fo:background-color="#ffffff" fo:padding="0in" fo:border="0.5pt solid #000001">
        <style:background-image/>
      </style:table-cell-properties>
    </style:style>
    <style:style style:name="Table4.2" style:family="table-row">
      <style:table-row-properties style:min-row-height="0.7222in" fo:keep-together="always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0bf15d" officeooo:paragraph-rsid="000a0748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2ff8e" officeooo:paragraph-rsid="0012ff8e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5" style:family="paragraph" style:parent-style-name="Standard"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6" style:family="paragraph" style:parent-style-name="Standard">
      <style:paragraph-properties>
        <style:tab-stops>
          <style:tab-stop style:position="1.2083in"/>
        </style:tab-stops>
      </style:paragraph-properties>
      <style:text-properties style:font-name="TH Sarabun New" fo:font-size="16pt" fo:font-weight="bold" officeooo:paragraph-rsid="0012ff8e" style:font-size-asian="16pt" style:font-weight-asian="bold" style:font-name-complex="TH Sarabun New" style:font-size-complex="16pt" style:language-complex="th" style:country-complex="TH" style:font-weight-complex="bold"/>
    </style:style>
    <style:style style:name="P7" style:family="paragraph" style:parent-style-name="Standard">
      <style:text-properties style:font-name="TH Sarabun New" fo:font-size="16pt" fo:font-weight="bold" officeooo:rsid="000a5b3c" officeooo:paragraph-rsid="0012ff8e" style:font-name-asian="DejaVu Sans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10" style:family="paragraph" style:parent-style-name="Standard">
      <style:text-properties style:font-name="TH Sarabun New" fo:font-size="16pt" fo:font-weight="normal" officeooo:rsid="000a0748" officeooo:paragraph-rsid="0012ff8e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style:font-name="TH Sarabun New" fo:font-size="16pt" officeooo:rsid="00042436" officeooo:paragraph-rsid="0012ff8e" style:font-size-asian="16pt" style:font-name-complex="TH Sarabun New" style:font-size-complex="16pt"/>
    </style:style>
    <style:style style:name="P12" style:family="paragraph" style:parent-style-name="Standard">
      <style:text-properties style:font-name="TH Sarabun New" fo:font-size="16pt" officeooo:rsid="0012ff8e" officeooo:paragraph-rsid="0012ff8e" style:font-size-asian="16pt" style:font-name-complex="TH Sarabun New" style:font-size-complex="16pt"/>
    </style:style>
    <style:style style:name="P13" style:family="paragraph" style:parent-style-name="Standard">
      <style:text-properties style:font-name="Droid Sans Mono" fo:font-size="10pt" officeooo:paragraph-rsid="0012ff8e" style:font-size-asian="10pt" style:font-name-complex="Consolas1" style:font-size-complex="10pt"/>
    </style:style>
    <style:style style:name="P14" style:family="paragraph" style:parent-style-name="Standard">
      <style:text-properties style:font-name="Droid Sans Mono" fo:font-size="10pt" officeooo:rsid="001403c0" officeooo:paragraph-rsid="001403c0" style:font-size-asian="10pt" style:font-name-complex="Consolas1" style:font-size-complex="10pt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16" style:family="paragraph" style:parent-style-name="Standard">
      <style:paragraph-properties fo:padding-left="0.0555in" fo:padding-right="0.0555in" fo:padding-top="0.0138in" fo:padding-bottom="0.0138in" fo:border="0.51pt solid #00000a"/>
      <style:text-properties style:font-name="Consolas" fo:font-size="10pt" officeooo:paragraph-rsid="0012ff8e" style:font-size-asian="10pt" style:font-name-complex="Consolas1" style:font-size-complex="10pt"/>
    </style:style>
    <style:style style:name="P17" style:family="paragraph" style:parent-style-name="Standard">
      <style:paragraph-properties fo:padding-left="0.0555in" fo:padding-right="0.0555in" fo:padding-top="0.0138in" fo:padding-bottom="0.0138in" fo:border="0.51pt solid #00000a"/>
      <style:text-properties style:font-name="Consolas" fo:font-size="10pt" fo:font-weight="normal" officeooo:rsid="000a0748" officeooo:paragraph-rsid="0012ff8e" style:font-size-asian="10pt" style:font-weight-asian="normal" style:font-name-complex="Consolas1" style:font-size-complex="10pt" style:font-weight-complex="normal"/>
    </style:style>
    <style:style style:name="P18" style:family="paragraph" style:parent-style-name="Standard" style:list-style-name="L1">
      <style:text-properties style:font-name="TH Sarabun New" fo:font-size="16pt" fo:font-weight="normal" officeooo:rsid="0012ff8e" officeooo:paragraph-rsid="0012ff8e" style:font-name-asian="DejaVu Sans" style:font-size-asian="16pt" style:font-weight-asian="normal" style:font-name-complex="TH Sarabun New" style:font-size-complex="16pt" style:font-weight-complex="normal"/>
    </style:style>
    <style:style style:name="P19" style:family="paragraph" style:parent-style-name="Standard">
      <style:text-properties style:font-name="Droid Sans Mono" fo:font-size="10pt" officeooo:rsid="001403c0" officeooo:paragraph-rsid="001403c0" style:font-size-asian="10pt" style:font-name-complex="Consolas1" style:font-size-complex="10pt"/>
    </style:style>
    <style:style style:name="P20" style:family="paragraph" style:parent-style-name="Standard">
      <style:text-properties style:font-name="Droid Sans Mono" fo:font-size="10pt" officeooo:rsid="001403c0" officeooo:paragraph-rsid="0012ff8e" style:font-size-asian="10pt" style:font-name-complex="Consolas1" style:font-size-complex="10pt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indent="0in" style:auto-text-indent="false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22" style:family="paragraph" style:parent-style-name="Heading_20_1">
      <style:text-properties officeooo:paragraph-rsid="0012ff8e" style:language-complex="th" style:country-complex="TH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ff8e" style:font-weight-asian="normal" style:font-weight-complex="normal"/>
    </style:style>
    <style:style style:name="T4" style:family="text">
      <style:text-properties officeooo:rsid="0012ff8e"/>
    </style:style>
    <style:style style:name="T5" style:family="text">
      <style:text-properties officeooo:rsid="000bf15d" style:language-complex="th" style:country-complex="TH"/>
    </style:style>
    <style:style style:name="T6" style:family="text">
      <style:text-properties officeooo:rsid="00180d1b" style:language-complex="th" style:country-complex="TH"/>
    </style:style>
    <style:style style:name="T7" style:family="text">
      <style:text-properties officeooo:rsid="00180d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p Erase</text:p>
      <text:p text:style-name="P11"><text:tab/><text:span text:style-name="T4">ในโครงสร้างข้อมูล CP::priority_queue ซึ่งเป็น Binary Heap นั้น ไม่มีฟังก์ชันสำหรับลบข้อมูลใด ๆ ออกจากโจทยข้อนี้ต้องการให้เขียนฟังก์ชันvoid erase(T v) เพื่อลบค่า v ออกจาก heap โดยจะต้องค้นหาตำแหน่งของ v และทำการลบค่าดังกล่าวออกจาก Heap โดยที่ยังคงทำให้ ฺBinary Heap ยังคงรักษาความเป็น Binary Heap ไว้ได้ </text:span></text:p>
      <text:p text:style-name="P12"><text:tab/>ในโจทย์ข้อนี้ ให้ถือว่าไม่มีค่าใดซ้ำกันเลยใน Heap (ไม่ต้องกังวลเรื่องค่าซ้ำ เรารับรองว่าข้อมูลที่ให้จะไม่มีตัวซ้ำ) </text:p>
      <text:p text:style-name="P1">ข้อบังคับ</text:p>
      <text:p text:style-name="P1"><text:tab/><text:span text:style-name="T2">โจทย์ข้อนี้จะมีไฟล์ </text:span><text:span text:style-name="T3">heap_erase</text:span><text:span text:style-name="T2">.cpp มาให้แล้ว โดยในไฟล์ดังกล่าวจะมี class </text:span><text:span text:style-name="T3">CP::priority_queue</text:span><text:span text:style-name="T2"> และ main function อยู่แล้ว</text:span> พร้อมทั้งจะมีโครง<text:span text:style-name="T2">ของฟังก์ชัน </text:span><text:span text:style-name="T3">heap_erase</text:span><text:span text:style-name="T2"> ในส่วน class CP::</text:span><text:span text:style-name="T3">priority_queue</text:span><text:span text:style-name="T2"> ให้แล้ว ให้เขียนโปรแกรมเพิ่มเติมใน</text:span><text:span text:style-name="T3">ฟังก์ชัน</text:span><text:span text:style-name="T2">ดังกล่าวเท่านั้น ห้ามทำการแก้ไขใดกับคลาส CP::</text:span><text:span text:style-name="T3">priority_queue</text:span><text:span text:style-name="T2"> หรือ</text:span><text:span text:style-name="T3">ฟังก์ชัน</text:span><text:span text:style-name="T2"> main </text:span></text:p>
      <text:p text:style-name="P9"/>
      <text:p text:style-name="P2">คำอธิบาย<text:span text:style-name="T4">ฟังก์ชัน</text:span> main() </text:p>
      <text:p text:style-name="P10"><text:tab/><text:span text:style-name="T1">main จะทำการอ่านข้อมูลจาก keyboard ซึ่งระบุถึงการทำงานกับ Heap </text:span><text:span text:style-name="T5">แล้วกระทำการกับ heap ตามคำสั่งทีได้รับมา ในแต่ละบรรทัดจะมีคำสั่งหนึ่งคำสั่ง โดยมีคำสั่งทั้งหมด 4 คำสั่งคือ i สำหรับการใส่ข้อมูล x สำหรับการลบค่าข้อมูล</text:span><text:span text:style-name="T6">มาก</text:span><text:span text:style-name="T5">สุด d สำหรับการลบข้อมูล และ q สำหรับการหยุดการทำงาน </text:span><text:span text:style-name="T1">ตัวอย่างเช่น</text:span></text:p>
      <text:p text:style-name="P16">i 5</text:p>
      <text:p text:style-name="P16">i 3</text:p>
      <text:p text:style-name="P16">i 7</text:p>
      <text:p text:style-name="P16">i 1</text:p>
      <text:p text:style-name="P16">i 2</text:p>
      <text:p text:style-name="P16">d 3</text:p>
      <text:p text:style-name="P16">i 13</text:p>
      <text:p text:style-name="P16">x</text:p>
      <text:p text:style-name="P16">x</text:p>
      <text:p text:style-name="P16">d <text:span text:style-name="T7">2</text:span></text:p>
      <text:p text:style-name="P17">q</text:p>
      <text:list xml:id="list3580950557754608838" text:style-name="L1">
        <text:list-header>
          <text:p text:style-name="P18"/>
        </text:list-header>
      </text:list>
      <text:p text:style-name="P15"><text:tab/>จะทำการ ใส่<text:span text:style-name="T4">ข้อมูล</text:span> 5, 3, 7, 1, 2 เข้าไปใน heap ตามลำดับ และ จากนั้นก็ลบ 3 และใส่ 13 จากนั้นก็ทำการลบค่าที่<text:span text:style-name="T7">มาก</text:span>สุดออกไปสองครั้ง (<text:span text:style-name="T7">13</text:span> และ <text:span text:style-name="T7">7</text:span>) จากนั้นจึงลบ <text:span text:style-name="T7">2</text:span> ทิ้ง จากนั้นก็จะพิมพ์ข้อมูลที่อยู่ใน heap ออกมา ซึ่งก็คือ</text:p>
      <text:list xml:id="list143809526010979" text:continue-numbering="true" text:style-name="L1">
        <text:list-header>
          <text:p text:style-name="P21">5<text:span text:style-name="T7"> </text:span>1</text:p>
        </text:list-header>
      </text:list>
      <text:p text:style-name="P8">ตัวอย่าง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ข้อมูลนำเข้า</text:p>
          </table:table-cell>
          <table:table-cell table:style-name="Table2.B1" office:value-type="string">
            <text:p text:style-name="P5">ข้อมูลส่งออก</text:p>
          </table:table-cell>
        </table:table-row>
        <table:table-row table:style-name="Table2.2">
          <table:table-cell table:style-name="Table2.A2" office:value-type="string">
            <text:p text:style-name="P13">i 5</text:p>
            <text:p text:style-name="P13">i 3</text:p>
            <text:p text:style-name="P13">i 2</text:p>
            <text:p text:style-name="P13">i 1</text:p>
            <text:p text:style-name="P13">q</text:p>
          </table:table-cell>
          <table:table-cell table:style-name="Table2.B2" office:value-type="string">
            <text:p text:style-name="P14">5 3 2 1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ข้อมูลนำเข้า<text:tab/></text:p>
          </table:table-cell>
          <table:table-cell table:style-name="Table3.B1" office:value-type="string">
            <text:p text:style-name="P5">ข้อมูลส่งออก</text:p>
          </table:table-cell>
        </table:table-row>
        <table:table-row table:style-name="Table3.2">
          <table:table-cell table:style-name="Table3.A2" office:value-type="string">
            <text:p text:style-name="P13">i 1</text:p>
            <text:p text:style-name="P13">i 2</text:p>
            <text:p text:style-name="P13">i 3</text:p>
            <text:p text:style-name="P13">i 4</text:p>
            <text:p text:style-name="P13">i 5</text:p>
            <text:p text:style-name="P13">d 2</text:p>
            <text:p text:style-name="P13">q</text:p>
          </table:table-cell>
          <table:table-cell table:style-name="Table3.B2" office:value-type="string">
            <text:p text:style-name="P20">5 4 3 1</text:p>
          </table:table-cell>
        </table:table-row>
      </table:table>
      <text:h text:style-name="P22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ข้อมูลนำเข้า<text:tab/></text:p>
          </table:table-cell>
          <table:table-cell table:style-name="Table4.A1" office:value-type="string">
            <text:p text:style-name="P5">ข้อมูลส่งออก</text:p>
          </table:table-cell>
        </table:table-row>
        <table:table-row table:style-name="Table4.2">
          <table:table-cell table:style-name="Table4.A1" office:value-type="string">
            <text:p text:style-name="P13">i 1</text:p>
            <text:p text:style-name="P13">i 5</text:p>
            <text:p text:style-name="P13">i 2</text:p>
            <text:p text:style-name="P13">i 10</text:p>
            <text:p text:style-name="P13">i 15</text:p>
            <text:p text:style-name="P13">i 3</text:p>
            <text:p text:style-name="P13">d 10</text:p>
            <text:p text:style-name="P13">q</text:p>
          </table:table-cell>
          <table:table-cell table:style-name="Table4.A1" office:value-type="string">
            <text:p text:style-name="P14">15 5 3 2 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3-29T14:38:08.397193926</dc:date>
    <meta:editing-duration>PT8H58M</meta:editing-duration>
    <meta:editing-cycles>14</meta:editing-cycles>
    <meta:generator>LibreOffice/4.4.1.2$Linux_X86_64 LibreOffice_project/40m0$Build-2</meta:generator>
    <meta:document-statistic meta:table-count="3" meta:image-count="0" meta:object-count="0" meta:page-count="2" meta:paragraph-count="51" meta:word-count="756" meta:character-count="1201" meta:non-whitespace-character-count="1071"/>
  </office:meta>
</office:document-meta>
</file>